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1cm" svg:stroke-color="#808080" draw:marker-start="" draw:marker-start-width="0.45cm" draw:marker-start-center="false" draw:marker-end="" draw:marker-end-width="0.45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visible" draw:shadow-offset-x="0.05cm" draw:shadow-offset-y="0.05cm" draw:shadow-color="#c0c0c0"/>
    </style:style>
    <style:style style:name="gr2" style:family="graphic" style:parent-style-name="standard" style:list-style-name="L2">
      <style:graphic-properties draw:stroke="solid" draw:stroke-dash="Dashed_20__28_var_29__20_2" svg:stroke-width="0.1cm" svg:stroke-color="#808080" draw:marker-start="" draw:marker-start-width="0.45cm" draw:marker-start-center="false" draw:marker-end="" draw:marker-end-width="0.45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visible" draw:shadow-offset-x="0.05cm" draw:shadow-offset-y="0.05cm" draw:shadow-color="#c0c0c0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solid" draw:fill-color="#000000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solid" draw:fill-color="#000000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none" svg:stroke-width="0cm" svg:stroke-color="#008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ed_20__28_var_29__20_2" svg:stroke-width="0.05cm" svg:stroke-color="#800080" draw:marker-start="" draw:marker-start-width="0.38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05cm" svg:stroke-color="#800080" draw:marker-start="" draw:marker-start-width="0.275cm" draw:marker-start-center="false" draw:marker-end="" draw:marker-end-width="0.275cm" draw:marker-end-center="false" draw:fill="solid" draw:fill-color="#800080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38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38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38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middle" draw:auto-grow-height="true" draw:auto-grow-width="true" fo:min-height="0cm" fo:min-width="0cm" fo:padding-top="0cm" fo:padding-bottom="0cm" fo:padding-left="0cm" fo:padding-right="0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solid" draw:fill-color="#000000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cm" fo:padding-bottom="0cm" fo:padding-left="0cm" fo:padding-right="0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38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38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38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dash" draw:stroke-dash="Fine_20_Dashed" svg:stroke-width="0.05cm" svg:stroke-color="#c0c0c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dash" draw:stroke-dash="Fine_20_Dashed" svg:stroke-width="0.05cm" svg:stroke-color="#c0c0c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dash" draw:stroke-dash="Fine_20_Dashed" svg:stroke-width="0.1cm" svg:stroke-color="#008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solid" draw:fill-color="#000000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draw:stroke-dash="Dashed_20__28_var_29__20_2" svg:stroke-width="0.05cm" svg:stroke-color="#008000" draw:marker-start="" draw:marker-start-width="0.38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5cm" svg:stroke-color="#008000" draw:marker-start="" draw:marker-start-width="0.275cm" draw:marker-start-center="false" draw:marker-end="" draw:marker-end-width="0.275cm" draw:marker-end-center="false" draw:fill="solid" draw:fill-color="#008000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none" svg:stroke-width="0cm" svg:stroke-color="#008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8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808080" style:text-outline="false" style:text-line-through-style="none" style:text-line-through-type="none" style:text-position="-33% 58%" style:font-name="Arial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008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8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5cm" svg:x="1.319cm" svg:y="1.334cm">
          <text:p/>
          <draw:enhanced-geometry svg:viewBox="0 0 21600 21600" draw:path-stretchpoint-x="10800" draw:path-stretchpoint-y="10800" draw:text-areas="?f3 ?f4 ?f5 ?f6" draw:type="round-rectangle" draw:modifiers="673.785242951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5.5cm" svg:height="5cm" svg:x="7.819cm" svg:y="1.334cm">
          <draw:glue-point draw:id="4" svg:x="-5.092cm" svg:y="5cm"/>
          <draw:glue-point draw:id="5" svg:x="-5cm" svg:y="-5cm"/>
          <text:p/>
          <draw:enhanced-geometry svg:viewBox="0 0 21600 21600" draw:path-stretchpoint-x="10800" draw:path-stretchpoint-y="10800" draw:text-areas="?f3 ?f4 ?f5 ?f6" draw:type="round-rectangle" draw:modifiers="673.785242951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942cm" svg:height="0.861cm" svg:x="1.319cm" svg:y="1.389cm">
          <draw:text-box>
            <text:p text:style-name="P2"><text:span text:style-name="T1">U</text:span><text:span text:style-name="T2">1</text:span></text:p>
          </draw:text-box>
        </draw:frame>
        <draw:frame draw:style-name="gr4" draw:text-style-name="P3" draw:layer="layout" svg:width="0.942cm" svg:height="0.861cm" svg:x="7.97cm" svg:y="1.389cm">
          <draw:text-box>
            <text:p text:style-name="P2"><text:span text:style-name="T1">U</text:span><text:span text:style-name="T2">2</text:span></text:p>
          </draw:text-box>
        </draw:frame>
        <draw:frame draw:style-name="gr5" draw:text-style-name="P4" draw:layer="layout" svg:width="1.348cm" svg:height="0.508cm" svg:x="1.92cm" svg:y="2.373cm">
          <draw:text-box>
            <text:p text:style-name="P2"><text:span text:style-name="T3">include</text:span></text:p>
          </draw:text-box>
        </draw:frame>
        <draw:custom-shape draw:style-name="gr6" draw:text-style-name="P5" xml:id="id3" draw:id="id3" draw:layer="layout" svg:width="0.3cm" svg:height="0.3cm" svg:x="10.37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5" draw:id="id5" draw:layer="layout" svg:width="0.3cm" svg:height="0.3cm" svg:x="10.371cm" svg:y="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" draw:id="id4" draw:layer="layout" svg:width="0.3cm" svg:height="0.3cm" svg:x="10.371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71cm" svg:height="0.508cm" svg:x="12.09cm" svg:y="5.173cm">
          <draw:text-box>
            <text:p text:style-name="P2"><text:span text:style-name="T4">abort</text:span></text:p>
          </draw:text-box>
        </draw:frame>
        <draw:connector draw:style-name="gr10" draw:text-style-name="P7" draw:layer="layout" draw:type="lines" draw:line-skew="0cm -0.427cm" svg:x1="10.671cm" svg:y1="3.121cm" svg:x2="12.205cm" svg:y2="4.786cm" draw:start-shape="id1" draw:start-glue-point="10" draw:end-shape="id2" draw:end-glue-point="4" svg:d="M10671 3121h527l1007 713v952" svg:viewBox="0 0 1535 1666">
          <text:p/>
        </draw:connector>
        <draw:frame draw:style-name="gr11" draw:text-style-name="P4" draw:layer="layout" svg:width="1.534cm" svg:height="0.508cm" svg:x="9.754cm" svg:y="5.148cm">
          <draw:text-box>
            <text:p text:style-name="P2"><text:span text:style-name="T3">success</text:span></text:p>
          </draw:text-box>
        </draw:frame>
        <draw:custom-shape draw:style-name="gr12" draw:text-style-name="P7" xml:id="id2" draw:id="id2" draw:layer="layout" svg:width="0.3cm" svg:height="0.3cm" svg:x="12.055cm" svg:y="4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svg:x1="10.521cm" svg:y1="2.337cm" svg:x2="10.521cm" svg:y2="2.971cm" draw:start-shape="id3" draw:start-glue-point="8" draw:end-shape="id1" draw:end-glue-point="4" svg:d="M10521 2337v634" svg:viewBox="0 0 1 635">
          <text:p/>
        </draw:connector>
        <draw:connector draw:style-name="gr14" draw:text-style-name="P5" draw:layer="layout" svg:x1="10.521cm" svg:y1="3.271cm" svg:x2="10.521cm" svg:y2="3.904cm" draw:start-shape="id1" draw:start-glue-point="8" draw:end-shape="id4" draw:end-glue-point="4" svg:d="M10521 3271v633" svg:viewBox="0 0 1 634">
          <text:p/>
        </draw:connector>
        <draw:connector draw:style-name="gr15" draw:text-style-name="P5" draw:layer="layout" svg:x1="10.521cm" svg:y1="4.204cm" svg:x2="10.521cm" svg:y2="4.786cm" draw:start-shape="id4" draw:start-glue-point="8" draw:end-shape="id5" draw:end-glue-point="4" svg:d="M10521 4204v582" svg:viewBox="0 0 1 583">
          <text:p/>
        </draw:connector>
        <draw:frame draw:style-name="gr16" draw:text-style-name="P9" draw:layer="layout" svg:width="1.932cm" svg:height="0.508cm" svg:x="4.67cm" svg:y="2.971cm">
          <draw:text-box>
            <text:p text:style-name="P8"><text:span text:style-name="T5">If aborted</text:span></text:p>
          </draw:text-box>
        </draw:frame>
        <draw:custom-shape draw:style-name="gr17" draw:text-style-name="P5" xml:id="id9" draw:id="id9" draw:layer="layout" svg:width="0.3cm" svg:height="0.3cm" svg:x="3.371cm" svg:y="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8" draw:id="id8" draw:layer="layout" svg:width="0.3cm" svg:height="0.3cm" svg:x="3.371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.534cm" svg:height="0.508cm" svg:x="2.454cm" svg:y="5.248cm">
          <draw:text-box>
            <text:p text:style-name="P2"><text:span text:style-name="T3">success</text:span></text:p>
          </draw:text-box>
        </draw:frame>
        <draw:connector draw:style-name="gr20" draw:text-style-name="P5" draw:layer="layout" svg:x1="3.521cm" svg:y1="2.337cm" svg:x2="3.521cm" svg:y2="2.971cm" draw:start-shape="id6" draw:start-glue-point="8" draw:end-shape="id7" draw:end-glue-point="4" svg:d="M3521 2337v634" svg:viewBox="0 0 1 635">
          <text:p/>
        </draw:connector>
        <draw:connector draw:style-name="gr21" draw:text-style-name="P5" draw:layer="layout" svg:x1="3.521cm" svg:y1="3.271cm" svg:x2="3.521cm" svg:y2="3.904cm" draw:start-shape="id7" draw:start-glue-point="8" draw:end-shape="id8" draw:end-glue-point="4" svg:d="M3521 3271v633" svg:viewBox="0 0 1 634">
          <text:p/>
        </draw:connector>
        <draw:connector draw:style-name="gr22" draw:text-style-name="P5" draw:layer="layout" svg:x1="3.521cm" svg:y1="4.204cm" svg:x2="3.521cm" svg:y2="4.786cm" draw:start-shape="id8" draw:start-glue-point="8" draw:end-shape="id9" draw:end-glue-point="4" svg:d="M3521 4204v582" svg:viewBox="0 0 1 583">
          <text:p/>
        </draw:connector>
        <draw:connector draw:style-name="gr23" draw:text-style-name="P5" draw:layer="layout" draw:type="line" svg:x1="3.521cm" svg:y1="2.337cm" svg:x2="7.819cm" svg:y2="1.334cm" draw:start-shape="id6" draw:start-glue-point="8" draw:end-shape="id10" draw:end-glue-point="5" svg:d="M3521 2337l4298-1003" svg:viewBox="0 0 4299 1004">
          <text:p/>
        </draw:connector>
        <draw:connector draw:style-name="gr24" draw:text-style-name="P5" draw:layer="layout" draw:type="line" svg:x1="3.521cm" svg:y1="2.971cm" svg:x2="7.819cm" svg:y2="6.334cm" draw:start-shape="id7" draw:start-glue-point="4" draw:end-shape="id10" draw:end-glue-point="4" svg:d="M3521 2971l4298 3363" svg:viewBox="0 0 4299 3364">
          <text:p/>
        </draw:connector>
        <draw:path draw:style-name="gr25" draw:text-style-name="P5" draw:layer="layout" svg:width="8.702cm" svg:height="3.634cm" svg:x="3.308cm" svg:y="2.275cm" svg:viewBox="0 0 8703 3635" svg:d="M11 59c-53 212 80 228 580 228 1000 0 3819-225 6310-287-77 865-175 1337 830 1024 581 179 1106 663 942 1054-238 937 540 1549-1722 1556-1790 70-4589-3825-4589-1325">
          <text:p/>
        </draw:path>
        <draw:custom-shape draw:style-name="gr26" draw:text-style-name="P5" xml:id="id7" draw:id="id7" draw:layer="layout" svg:width="0.3cm" svg:height="0.3cm" svg:x="3.371cm" svg:y="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6" draw:id="id6" draw:layer="layout" svg:width="0.3cm" svg:height="0.3cm" svg:x="3.37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xml:id="id1" draw:id="id1" draw:layer="layout" svg:width="0.3cm" svg:height="0.3cm" svg:x="10.371cm" svg:y="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7" draw:layer="layout" draw:type="lines" draw:line-skew="0cm -0.175cm" svg:x1="3.671cm" svg:y1="3.121cm" svg:x2="5.32cm" svg:y2="4.784cm" draw:start-shape="id7" draw:start-glue-point="10" draw:end-shape="id11" draw:end-glue-point="4" svg:d="M3671 3121h526l1123 963v700" svg:viewBox="0 0 1650 1664">
          <text:p/>
        </draw:connector>
        <draw:custom-shape draw:style-name="gr30" draw:text-style-name="P7" xml:id="id11" draw:id="id11" draw:layer="layout" svg:width="0.3cm" svg:height="0.3cm" svg:x="5.17cm" svg:y="4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0" draw:layer="layout" svg:width="0.971cm" svg:height="0.508cm" svg:x="4.865cm" svg:y="5.184cm">
          <draw:text-box>
            <text:p text:style-name="P2"><text:span text:style-name="T6">ab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liam Simko</meta:initial-creator>
    <meta:creation-date>2015-07-07T17:34:13.344100662</meta:creation-date>
    <dc:date>2016-03-10T09:38:35.870559460</dc:date>
    <dc:creator>Viliam Simko</dc:creator>
    <meta:editing-duration>P0D</meta:editing-duration>
    <meta:editing-cycles>5</meta:editing-cycles>
    <meta:generator>LibreOffice/4.2.8.2$Linux_X86_64 LibreOffice_project/420m0$Build-2</meta:generator>
    <meta:document-statistic meta:object-count="31"/>
  </office:meta>
</office:document-meta>
</file>